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D96AEC6D46CED8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63cm, 6.785cm, 23.189cm, 10.99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599cm" svg:height="11.679cm" svg:x="0.301cm" svg:y="0.201cm">
          <draw:image xlink:href="Pictures/10000000000005E8000007E09D96AEC6D46CED8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17:21:21.961252296</dc:date>
    <meta:editing-duration>PT2M36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